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5.45pt"/>
    </style:style>
    <style:style style:name="co4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7pt" svg:height="255.26pt" svg:x="292.9pt" svg:y="387.78pt">
            <draw:object draw:notify-on-update-of-ranges="Sheet1.A31:Sheet1.A31 Sheet1.A32:Sheet1.A36 Sheet1.B31:Sheet1.B31 Sheet1.B32:Sheet1.B36 Sheet1.A31:Sheet1.A31 Sheet1.A32:Sheet1.A36 Sheet1.C31:Sheet1.C31 Sheet1.C32:Sheet1.C36 Sheet1.A31:Sheet1.A31 Sheet1.A32:Sheet1.A36 Sheet1.D31:Sheet1.D31 Sheet1.D32:Sheet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90.69pt" svg:y="671.44pt">
            <draw:object draw:notify-on-update-of-ranges="Sheet1.A39:Sheet1.A39 Sheet1.A40:Sheet1.A44 Sheet1.B39:Sheet1.B39 Sheet1.B40:Sheet1.B44 Sheet1.A39:Sheet1.A39 Sheet1.A40:Sheet1.A44 Sheet1.C39:Sheet1.C39 Sheet1.C40:Sheet1.C44 Sheet1.A39:Sheet1.A39 Sheet1.A40:Sheet1.A44 Sheet1.D39:Sheet1.D39 Sheet1.D40:Sheet1.D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34pt" svg:height="255.23pt" svg:x="283.55pt" svg:y="956.24pt">
            <draw:object draw:notify-on-update-of-ranges="Sheet1.A47:Sheet1.A47 Sheet1.A48:Sheet1.A52 Sheet1.B47:Sheet1.B47 Sheet1.B48:Sheet1.B52 Sheet1.A47:Sheet1.A47 Sheet1.A48:Sheet1.A52 Sheet1.C47:Sheet1.C47 Sheet1.C48:Sheet1.C52 Sheet1.A47:Sheet1.A47 Sheet1.A48:Sheet1.A52 Sheet1.D47:Sheet1.D47 Sheet1.D48:Sheet1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7pt" svg:height="255.26pt" svg:x="581.1pt" svg:y="37.64pt">
            <draw:object draw:notify-on-update-of-ranges="Sheet1.A7:Sheet1.A7 Sheet1.A8:Sheet1.A12 Sheet1.B7:Sheet1.B7 Sheet1.B8:Sheet1.B12 Sheet1.A7:Sheet1.A7 Sheet1.A8:Sheet1.A12 Sheet1.C7:Sheet1.C7 Sheet1.C8:Sheet1.C12 Sheet1.A7:Sheet1.A7 Sheet1.A8:Sheet1.A12 Sheet1.D7:Sheet1.D7 Sheet1.D8:Sheet1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37pt" svg:height="255.26pt" svg:x="1045.36pt" svg:y="41.41pt">
            <draw:object draw:notify-on-update-of-ranges="Sheet1.A17:Sheet1.A17 Sheet1.A18:Sheet1.A22 Sheet1.B17:Sheet1.B17 Sheet1.B18:Sheet1.B22 Sheet1.A17:Sheet1.A17 Sheet1.A18:Sheet1.A22 Sheet1.C17:Sheet1.C17 Sheet1.C18:Sheet1.C22 Sheet1.A17:Sheet1.A17 Sheet1.A18:Sheet1.A22 Sheet1.D17:Sheet1.D17 Sheet1.D18:Sheet1.D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eriment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ndow 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Avg pkts app</text:p>
          </table:table-cell>
          <table:table-cell office:value-type="string" calcext:value-type="string">
            <text:p>Packets Received by Application vs Loss Probability </text:p>
          </table:table-cell>
          <table:table-cell/>
        </table:table-row>
        <table:table-row table:style-name="ro1">
          <table:table-cell office:value-type="string" calcext:value-type="string">
            <text:p>Loss Probability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98.7" calcext:value-type="float">
            <text:p>998.7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998.8" calcext:value-type="float">
            <text:p>998.8</text:p>
          </table:table-cell>
          <table:table-cell office:value-type="float" office:value="939.3" calcext:value-type="float">
            <text:p>939.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74" calcext:value-type="float">
            <text:p>874</text:p>
          </table:table-cell>
          <table:table-cell office:value-type="float" office:value="998.9" calcext:value-type="float">
            <text:p>998.9</text:p>
          </table:table-cell>
          <table:table-cell office:value-type="float" office:value="883.3" calcext:value-type="float">
            <text:p>883.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95.4" calcext:value-type="float">
            <text:p>395.4</text:p>
          </table:table-cell>
          <table:table-cell office:value-type="float" office:value="473.3" calcext:value-type="float">
            <text:p>473.3</text:p>
          </table:table-cell>
          <table:table-cell office:value-type="float" office:value="237.7" calcext:value-type="float">
            <text:p>237.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.8" calcext:value-type="float">
            <text:p>97.8</text:p>
          </table:table-cell>
          <table:table-cell office:value-type="float" office:value="561.7" calcext:value-type="float">
            <text:p>561.7</text:p>
          </table:table-cell>
          <table:table-cell office:value-type="float" office:value="31.6666666666667" calcext:value-type="float">
            <text:p>31.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ndow 50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Avg pkts 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Probability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98.7" calcext:value-type="float">
            <text:p>998.7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98.8" calcext:value-type="float">
            <text:p>998.8</text:p>
          </table:table-cell>
          <table:table-cell office:value-type="float" office:value="998.777777777778" calcext:value-type="float">
            <text:p>998.777777777778</text:p>
          </table:table-cell>
          <table:table-cell office:value-type="float" office:value="998.9" calcext:value-type="float">
            <text:p>998.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74" calcext:value-type="float">
            <text:p>874</text:p>
          </table:table-cell>
          <table:table-cell office:value-type="float" office:value="998.9" calcext:value-type="float">
            <text:p>998.9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95.4" calcext:value-type="float">
            <text:p>395.4</text:p>
          </table:table-cell>
          <table:table-cell office:value-type="float" office:value="634.1" calcext:value-type="float">
            <text:p>634.1</text:p>
          </table:table-cell>
          <table:table-cell office:value-type="float" office:value="998.5" calcext:value-type="float">
            <text:p>998.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.8" calcext:value-type="float">
            <text:p>97.8</text:p>
          </table:table-cell>
          <table:table-cell office:value-type="float" office:value="107.3" calcext:value-type="float">
            <text:p>107.3</text:p>
          </table:table-cell>
          <table:table-cell office:value-type="float" office:value="912.4" calcext:value-type="float">
            <text:p>912.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xperiment 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ckets Received by <text:s/>Application vs Window Size </text:p>
          </table:table-cell>
          <table:table-cell/>
        </table:table-row>
        <table:table-row table:style-name="ro1">
          <table:table-cell office:value-type="string" calcext:value-type="string">
            <text:p>Loss 0.2</text:p>
          </table:table-cell>
          <table:table-cell table:number-columns-repeated="3" office:value-type="string" calcext:value-type="string">
            <text:p>Avg pkts 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98.8" calcext:value-type="float">
            <text:p>998.8</text:p>
          </table:table-cell>
          <table:table-cell office:value-type="float" office:value="939.3" calcext:value-type="float">
            <text:p>939.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8.8" calcext:value-type="float">
            <text:p>998.8</text:p>
          </table:table-cell>
          <table:table-cell office:value-type="float" office:value="998.777777777778" calcext:value-type="float">
            <text:p>998.777777777778</text:p>
          </table:table-cell>
          <table:table-cell office:value-type="float" office:value="998.9" calcext:value-type="float">
            <text:p>998.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8.8" calcext:value-type="float">
            <text:p>998.8</text:p>
          </table:table-cell>
          <table:table-cell office:value-type="float" office:value="998.9" calcext:value-type="float">
            <text:p>998.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8.8" calcext:value-type="float">
            <text:p>998.8</text:p>
          </table:table-cell>
          <table:table-cell office:value-type="float" office:value="998.777777777778" calcext:value-type="float">
            <text:p>998.777777777778</text:p>
          </table:table-cell>
          <table:table-cell office:value-type="float" office:value="998.9" calcext:value-type="float">
            <text:p>998.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998.8" calcext:value-type="float">
            <text:p>998.8</text:p>
          </table:table-cell>
          <table:table-cell office:value-type="float" office:value="998.9" calcext:value-type="float">
            <text:p>998.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ss 0.5</text:p>
          </table:table-cell>
          <table:table-cell table:number-columns-repeated="3" office:value-type="string" calcext:value-type="string">
            <text:p>Avg pkts 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4.6" calcext:value-type="float">
            <text:p>604.6</text:p>
          </table:table-cell>
          <table:table-cell office:value-type="float" office:value="631" calcext:value-type="float">
            <text:p>631</text:p>
          </table:table-cell>
          <table:table-cell office:value-type="float" office:value="647.3" calcext:value-type="float">
            <text:p>647.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4.6" calcext:value-type="float">
            <text:p>604.6</text:p>
          </table:table-cell>
          <table:table-cell office:value-type="float" office:value="747.3" calcext:value-type="float">
            <text:p>747.3</text:p>
          </table:table-cell>
          <table:table-cell office:value-type="float" office:value="998.5" calcext:value-type="float">
            <text:p>998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4.6" calcext:value-type="float">
            <text:p>604.6</text:p>
          </table:table-cell>
          <table:table-cell office:value-type="float" office:value="764" calcext:value-type="float">
            <text:p>764</text:p>
          </table:table-cell>
          <table:table-cell office:value-type="float" office:value="998.5" calcext:value-type="float">
            <text:p>998.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4.6" calcext:value-type="float">
            <text:p>604.6</text:p>
          </table:table-cell>
          <table:table-cell office:value-type="float" office:value="764.4" calcext:value-type="float">
            <text:p>764.4</text:p>
          </table:table-cell>
          <table:table-cell office:value-type="float" office:value="998.5" calcext:value-type="float">
            <text:p>998.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4.6" calcext:value-type="float">
            <text:p>604.6</text:p>
          </table:table-cell>
          <table:table-cell office:value-type="float" office:value="764.5" calcext:value-type="float">
            <text:p>764.5</text:p>
          </table:table-cell>
          <table:table-cell office:value-type="float" office:value="998.5" calcext:value-type="float">
            <text:p>998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ss 0.8</text:p>
          </table:table-cell>
          <table:table-cell table:number-columns-repeated="3" office:value-type="string" calcext:value-type="string">
            <text:p>Avg pkts 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.8" calcext:value-type="float">
            <text:p>97.8</text:p>
          </table:table-cell>
          <table:table-cell office:value-type="float" office:value="561.7" calcext:value-type="float">
            <text:p>561.7</text:p>
          </table:table-cell>
          <table:table-cell office:value-type="float" office:value="31.6666666666667" calcext:value-type="float">
            <text:p>31.6666666666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.8" calcext:value-type="float">
            <text:p>97.8</text:p>
          </table:table-cell>
          <table:table-cell office:value-type="float" office:value="107.3" calcext:value-type="float">
            <text:p>107.3</text:p>
          </table:table-cell>
          <table:table-cell office:value-type="float" office:value="912.4" calcext:value-type="float">
            <text:p>912.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40.4" calcext:value-type="float">
            <text:p>140.4</text:p>
          </table:table-cell>
          <table:table-cell office:value-type="float" office:value="997.6" calcext:value-type="float">
            <text:p>997.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.8" calcext:value-type="float">
            <text:p>97.8</text:p>
          </table:table-cell>
          <table:table-cell office:value-type="float" office:value="135" calcext:value-type="float">
            <text:p>135</text:p>
          </table:table-cell>
          <table:table-cell office:value-type="float" office:value="997.6" calcext:value-type="float">
            <text:p>997.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.8" calcext:value-type="float">
            <text:p>97.8</text:p>
          </table:table-cell>
          <table:table-cell office:value-type="float" office:value="134.6" calcext:value-type="float">
            <text:p>134.6</text:p>
          </table:table-cell>
          <table:table-cell office:value-type="float" office:value="997.6" calcext:value-type="float">
            <text:p>997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3:07:25.393398480</meta:creation-date>
    <dc:date>2019-04-04T14:24:17.652396008</dc:date>
    <meta:editing-duration>PT1H6M41S</meta:editing-duration>
    <meta:editing-cycles>6</meta:editing-cycles>
    <meta:generator>LibreOffice/6.0.1.1$Linux_X86_64 LibreOffice_project/00m0$Build-1</meta:generator>
    <meta:document-statistic meta:table-count="1" meta:cell-count="1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2.94cm" svg:y="0.316cm" chart:style-name="ch2">
          <text:p>Packets Received by Application vs Window Size </text:p>
        </chart:title>
        <chart:subtitle svg:x="6.233cm" svg:y="1.275cm" chart:style-name="ch3">
          <text:p>Loss Probability 0.2</text:p>
        </chart:subtitle>
        <chart:legend chart:legend-position="end" svg:x="13.91cm" svg:y="3.706cm" style:legend-expansion="high" chart:style-name="ch4"/>
        <chart:plot-area chart:style-name="ch5" table:cell-range-address="Sheet1.A31:Sheet1.D36" chart:data-source-has-labels="row" svg:x="1.33cm" svg:y="2.138cm" svg:width="12.261cm" svg:height="5.707cm">
          <chartooo:coordinate-region svg:x="2.137cm" svg:y="2.337cm" svg:width="10.989cm" svg:height="4.861cm"/>
          <chart:axis chart:dimension="x" chart:name="primary-x" chart:style-name="ch6">
            <chart:title svg:x="6.424cm" svg:y="8.025cm" chart:style-name="ch7">
              <text:p>Window Size </text:p>
            </chart:title>
            <chart:grid chart:style-name="ch8" chart:class="major"/>
          </chart:axis>
          <chart:axis chart:dimension="y" chart:name="primary-y" chart:style-name="ch6">
            <chart:title svg:x="0.451cm" svg:y="7.403cm" chart:style-name="ch9">
              <text:p>Packets Received by Application</text:p>
            </chart:title>
            <chart:grid chart:style-name="ch8" chart:class="major"/>
          </chart:axis>
          <chart:series chart:style-name="ch10" chart:values-cell-range-address="Sheet1.B32:Sheet1.B36" chart:label-cell-address="Sheet1.B31:Sheet1.B31" chart:class="chart:scatter">
            <chart:domain table:cell-range-address="Sheet1.A32:Sheet1.A36"/>
            <chart:data-point chart:repeated="5"/>
          </chart:series>
          <chart:series chart:style-name="ch11" chart:values-cell-range-address="Sheet1.C32:Sheet1.C36" chart:label-cell-address="Sheet1.C31:Sheet1.C31" chart:class="chart:scatter">
            <chart:data-point chart:repeated="5"/>
          </chart:series>
          <chart:series chart:style-name="ch12" chart:values-cell-range-address="Sheet1.D32:Sheet1.D36" chart:label-cell-address="Sheet1.D31:Sheet1.D3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31:Sheet1.B31</svg:desc>
                </draw:g>
              </table:table-cell>
              <table:table-cell office:value-type="string">
                <text:p>GBN</text:p>
                <draw:g>
                  <svg:desc>Sheet1.C31:Sheet1.C31</svg:desc>
                </draw:g>
              </table:table-cell>
              <table:table-cell office:value-type="string">
                <text:p>SR</text:p>
                <draw:g>
                  <svg:desc>Sheet1.D31:Sheet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2:Sheet1.A36</svg:desc>
                </draw:g>
              </table:table-cell>
              <table:table-cell office:value-type="float" office:value="998.8">
                <text:p>998.8</text:p>
                <draw:g>
                  <svg:desc>Sheet1.B32:Sheet1.B36</svg:desc>
                </draw:g>
              </table:table-cell>
              <table:table-cell office:value-type="float" office:value="998.8">
                <text:p>998.8</text:p>
                <draw:g>
                  <svg:desc>Sheet1.C32:Sheet1.C36</svg:desc>
                </draw:g>
              </table:table-cell>
              <table:table-cell office:value-type="float" office:value="939.3">
                <text:p>939.3</text:p>
                <draw:g>
                  <svg:desc>Sheet1.D3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998.8">
                <text:p>998.8</text:p>
              </table:table-cell>
              <table:table-cell office:value-type="float" office:value="998.777777777778">
                <text:p>998.777777777778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98.8">
                <text:p>998.8</text:p>
              </table:table-cell>
              <table:table-cell office:value-type="float" office:value="998.8">
                <text:p>998.8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998.8">
                <text:p>998.8</text:p>
              </table:table-cell>
              <table:table-cell office:value-type="float" office:value="998.777777777778">
                <text:p>998.777777777778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98.8">
                <text:p>998.8</text:p>
              </table:table-cell>
              <table:table-cell office:value-type="float" office:value="998.8">
                <text:p>998.8</text:p>
              </table:table-cell>
              <table:table-cell office:value-type="float" office:value="998.9">
                <text:p>99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43cm" svg:y="0.316cm" chart:style-name="ch2">
          <text:p>Packets Received by Application vs Window Size </text:p>
        </chart:title>
        <chart:subtitle svg:x="6.342cm" svg:y="1.275cm" chart:style-name="ch3">
          <text:p>Loss Probaility 0.5</text:p>
        </chart:subtitle>
        <chart:legend chart:legend-position="end" svg:x="13.915cm" svg:y="3.703cm" style:legend-expansion="high" chart:style-name="ch4"/>
        <chart:plot-area chart:style-name="ch5" table:cell-range-address="Sheet1.A39:Sheet1.D44" chart:data-source-has-labels="row" svg:x="1.331cm" svg:y="2.138cm" svg:width="12.264cm" svg:height="5.701cm">
          <chartooo:coordinate-region svg:x="2.138cm" svg:y="2.337cm" svg:width="10.992cm" svg:height="4.855cm"/>
          <chart:axis chart:dimension="x" chart:name="primary-x" chart:style-name="ch6">
            <chart:title svg:x="6.427cm" svg:y="8.019cm" chart:style-name="ch7">
              <text:p>Window Size </text:p>
            </chart:title>
            <chart:grid chart:style-name="ch8" chart:class="major"/>
          </chart:axis>
          <chart:axis chart:dimension="y" chart:name="primary-y" chart:style-name="ch6">
            <chart:title svg:x="0.451cm" svg:y="7.4cm" chart:style-name="ch9">
              <text:p>Packets Received by Application</text:p>
            </chart:title>
            <chart:grid chart:style-name="ch8" chart:class="major"/>
          </chart:axis>
          <chart:series chart:style-name="ch10" chart:values-cell-range-address="Sheet1.B40:Sheet1.B44" chart:label-cell-address="Sheet1.B39:Sheet1.B39" chart:class="chart:scatter">
            <chart:domain table:cell-range-address="Sheet1.A40:Sheet1.A44"/>
            <chart:data-point chart:repeated="5"/>
          </chart:series>
          <chart:series chart:style-name="ch11" chart:values-cell-range-address="Sheet1.C40:Sheet1.C44" chart:label-cell-address="Sheet1.C39:Sheet1.C39" chart:class="chart:scatter">
            <chart:data-point chart:repeated="5"/>
          </chart:series>
          <chart:series chart:style-name="ch12" chart:values-cell-range-address="Sheet1.D40:Sheet1.D44" chart:label-cell-address="Sheet1.D39:Sheet1.D39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39:Sheet1.B39</svg:desc>
                </draw:g>
              </table:table-cell>
              <table:table-cell office:value-type="string">
                <text:p>GBN</text:p>
                <draw:g>
                  <svg:desc>Sheet1.C39:Sheet1.C39</svg:desc>
                </draw:g>
              </table:table-cell>
              <table:table-cell office:value-type="string">
                <text:p>SR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0:Sheet1.A44</svg:desc>
                </draw:g>
              </table:table-cell>
              <table:table-cell office:value-type="float" office:value="604.6">
                <text:p>604.6</text:p>
                <draw:g>
                  <svg:desc>Sheet1.B40:Sheet1.B44</svg:desc>
                </draw:g>
              </table:table-cell>
              <table:table-cell office:value-type="float" office:value="631">
                <text:p>631</text:p>
                <draw:g>
                  <svg:desc>Sheet1.C40:Sheet1.C44</svg:desc>
                </draw:g>
              </table:table-cell>
              <table:table-cell office:value-type="float" office:value="647.3">
                <text:p>647.3</text:p>
                <draw:g>
                  <svg:desc>Sheet1.D40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04.6">
                <text:p>604.6</text:p>
              </table:table-cell>
              <table:table-cell office:value-type="float" office:value="747.3">
                <text:p>747.3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04.6">
                <text:p>604.6</text:p>
              </table:table-cell>
              <table:table-cell office:value-type="float" office:value="764">
                <text:p>764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604.6">
                <text:p>604.6</text:p>
              </table:table-cell>
              <table:table-cell office:value-type="float" office:value="764.4">
                <text:p>764.4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04.6">
                <text:p>604.6</text:p>
              </table:table-cell>
              <table:table-cell office:value-type="float" office:value="764.5">
                <text:p>764.5</text:p>
              </table:table-cell>
              <table:table-cell office:value-type="float" office:value="998.5">
                <text:p>99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title svg:x="2.94cm" svg:y="0.316cm" chart:style-name="ch2">
          <text:p>Packets Received by Application vs Window Size </text:p>
        </chart:title>
        <chart:subtitle svg:x="6.233cm" svg:y="1.275cm" chart:style-name="ch3">
          <text:p>Loss Probability 0.8</text:p>
        </chart:subtitle>
        <chart:legend chart:legend-position="end" svg:x="13.909cm" svg:y="3.705cm" style:legend-expansion="high" chart:style-name="ch4"/>
        <chart:plot-area chart:style-name="ch5" table:cell-range-address="Sheet1.A47:Sheet1.D52" chart:data-source-has-labels="row" svg:x="1.33cm" svg:y="2.138cm" svg:width="12.26cm" svg:height="5.706cm">
          <chartooo:coordinate-region svg:x="2.137cm" svg:y="2.338cm" svg:width="10.988cm" svg:height="4.859cm"/>
          <chart:axis chart:dimension="x" chart:name="primary-x" chart:style-name="ch6">
            <chart:title svg:x="6.424cm" svg:y="8.024cm" chart:style-name="ch7">
              <text:p>Window Size </text:p>
            </chart:title>
            <chart:grid chart:style-name="ch8" chart:class="major"/>
          </chart:axis>
          <chart:axis chart:dimension="y" chart:name="primary-y" chart:style-name="ch6">
            <chart:title svg:x="0.451cm" svg:y="7.403cm" chart:style-name="ch9">
              <text:p>Packets Received by Application</text:p>
            </chart:title>
            <chart:grid chart:style-name="ch8" chart:class="major"/>
          </chart:axis>
          <chart:series chart:style-name="ch10" chart:values-cell-range-address="Sheet1.B48:Sheet1.B52" chart:label-cell-address="Sheet1.B47:Sheet1.B47" chart:class="chart:scatter">
            <chart:domain table:cell-range-address="Sheet1.A48:Sheet1.A52"/>
            <chart:data-point chart:repeated="5"/>
          </chart:series>
          <chart:series chart:style-name="ch11" chart:values-cell-range-address="Sheet1.C48:Sheet1.C52" chart:label-cell-address="Sheet1.C47:Sheet1.C47" chart:class="chart:scatter">
            <chart:data-point chart:repeated="5"/>
          </chart:series>
          <chart:series chart:style-name="ch12" chart:values-cell-range-address="Sheet1.D48:Sheet1.D52" chart:label-cell-address="Sheet1.D47:Sheet1.D4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47:Sheet1.B47</svg:desc>
                </draw:g>
              </table:table-cell>
              <table:table-cell office:value-type="string">
                <text:p>GBN</text:p>
                <draw:g>
                  <svg:desc>Sheet1.C47:Sheet1.C47</svg:desc>
                </draw:g>
              </table:table-cell>
              <table:table-cell office:value-type="string">
                <text:p>SR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8:Sheet1.A52</svg:desc>
                </draw:g>
              </table:table-cell>
              <table:table-cell office:value-type="float" office:value="97.8">
                <text:p>97.8</text:p>
                <draw:g>
                  <svg:desc>Sheet1.B48:Sheet1.B52</svg:desc>
                </draw:g>
              </table:table-cell>
              <table:table-cell office:value-type="float" office:value="561.7">
                <text:p>561.7</text:p>
                <draw:g>
                  <svg:desc>Sheet1.C48:Sheet1.C52</svg:desc>
                </draw:g>
              </table:table-cell>
              <table:table-cell office:value-type="float" office:value="31.6666666666667">
                <text:p>31.6666666666667</text:p>
                <draw:g>
                  <svg:desc>Sheet1.D48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97.8">
                <text:p>97.8</text:p>
              </table:table-cell>
              <table:table-cell office:value-type="float" office:value="107.3">
                <text:p>107.3</text:p>
              </table:table-cell>
              <table:table-cell office:value-type="float" office:value="912.4">
                <text:p>91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7.8">
                <text:p>97.8</text:p>
              </table:table-cell>
              <table:table-cell office:value-type="float" office:value="140.4">
                <text:p>140.4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97.8">
                <text:p>97.8</text:p>
              </table:table-cell>
              <table:table-cell office:value-type="float" office:value="135">
                <text:p>135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.8">
                <text:p>97.8</text:p>
              </table:table-cell>
              <table:table-cell office:value-type="float" office:value="134.6">
                <text:p>134.6</text:p>
              </table:table-cell>
              <table:table-cell office:value-type="float" office:value="997.6">
                <text:p>997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2.635cm" svg:y="0.316cm" chart:style-name="ch2">
          <text:p>Packets Received by Application vs Loss Probability </text:p>
        </chart:title>
        <chart:subtitle svg:x="6.538cm" svg:y="1.275cm" chart:style-name="ch3">
          <text:p>Window Size 10</text:p>
        </chart:subtitle>
        <chart:legend chart:legend-position="end" svg:x="13.91cm" svg:y="3.706cm" style:legend-expansion="high" chart:style-name="ch4"/>
        <chart:plot-area chart:style-name="ch5" table:cell-range-address="Sheet1.A7:Sheet1.D12" chart:data-source-has-labels="row" svg:x="1.33cm" svg:y="2.138cm" svg:width="12.261cm" svg:height="5.707cm">
          <chartooo:coordinate-region svg:x="2.137cm" svg:y="2.337cm" svg:width="11.029cm" svg:height="4.861cm"/>
          <chart:axis chart:dimension="x" chart:name="primary-x" chart:style-name="ch6">
            <chart:title svg:x="6.212cm" svg:y="8.025cm" chart:style-name="ch7">
              <text:p>Loss Probability </text:p>
            </chart:title>
            <chart:grid chart:style-name="ch8" chart:class="major"/>
          </chart:axis>
          <chart:axis chart:dimension="y" chart:name="primary-y" chart:style-name="ch6">
            <chart:title svg:x="0.451cm" svg:y="7.403cm" chart:style-name="ch9">
              <text:p>Packets Received by Application</text:p>
            </chart:title>
            <chart:grid chart:style-name="ch8" chart:class="major"/>
          </chart:axis>
          <chart:series chart:style-name="ch10" chart:values-cell-range-address="Sheet1.B8:Sheet1.B12" chart:label-cell-address="Sheet1.B7:Sheet1.B7" chart:class="chart:scatter">
            <chart:domain table:cell-range-address="Sheet1.A8:Sheet1.A12"/>
            <chart:data-point chart:repeated="5"/>
          </chart:series>
          <chart:series chart:style-name="ch11" chart:values-cell-range-address="Sheet1.C8:Sheet1.C12" chart:label-cell-address="Sheet1.C7:Sheet1.C7" chart:class="chart:scatter">
            <chart:data-point chart:repeated="5"/>
          </chart:series>
          <chart:series chart:style-name="ch12" chart:values-cell-range-address="Sheet1.D8:Sheet1.D12" chart:label-cell-address="Sheet1.D7:Sheet1.D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7:Sheet1.B7</svg:desc>
                </draw:g>
              </table:table-cell>
              <table:table-cell office:value-type="string">
                <text:p>GBN</text:p>
                <draw:g>
                  <svg:desc>Sheet1.C7:Sheet1.C7</svg:desc>
                </draw:g>
              </table:table-cell>
              <table:table-cell office:value-type="string">
                <text:p>SR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8:Sheet1.A12</svg:desc>
                </draw:g>
              </table:table-cell>
              <table:table-cell office:value-type="float" office:value="998.7">
                <text:p>998.7</text:p>
                <draw:g>
                  <svg:desc>Sheet1.B8:Sheet1.B12</svg:desc>
                </draw:g>
              </table:table-cell>
              <table:table-cell office:value-type="float" office:value="999">
                <text:p>999</text:p>
                <draw:g>
                  <svg:desc>Sheet1.C8:Sheet1.C12</svg:desc>
                </draw:g>
              </table:table-cell>
              <table:table-cell office:value-type="float" office:value="999">
                <text:p>999</text:p>
                <draw:g>
                  <svg:desc>Sheet1.D8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998.8">
                <text:p>998.8</text:p>
              </table:table-cell>
              <table:table-cell office:value-type="float" office:value="998.8">
                <text:p>998.8</text:p>
              </table:table-cell>
              <table:table-cell office:value-type="float" office:value="939.3">
                <text:p>93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874">
                <text:p>874</text:p>
              </table:table-cell>
              <table:table-cell office:value-type="float" office:value="998.9">
                <text:p>998.9</text:p>
              </table:table-cell>
              <table:table-cell office:value-type="float" office:value="883.3">
                <text:p>88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95.4">
                <text:p>395.4</text:p>
              </table:table-cell>
              <table:table-cell office:value-type="float" office:value="473.3">
                <text:p>473.3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.8">
                <text:p>97.8</text:p>
              </table:table-cell>
              <table:table-cell office:value-type="float" office:value="561.7">
                <text:p>561.7</text:p>
              </table:table-cell>
              <table:table-cell office:value-type="float" office:value="31.6666666666667">
                <text:p>31.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2.635cm" svg:y="0.316cm" chart:style-name="ch2">
          <text:p>Packets Received by Application vs Loss Probability </text:p>
        </chart:title>
        <chart:subtitle svg:x="6.538cm" svg:y="1.275cm" chart:style-name="ch3">
          <text:p>Window Size 50</text:p>
        </chart:subtitle>
        <chart:legend chart:legend-position="end" svg:x="13.91cm" svg:y="3.706cm" style:legend-expansion="high" chart:style-name="ch4"/>
        <chart:plot-area chart:style-name="ch5" table:cell-range-address="Sheet1.A17:Sheet1.D22" chart:data-source-has-labels="row" svg:x="1.33cm" svg:y="2.138cm" svg:width="12.261cm" svg:height="5.707cm">
          <chartooo:coordinate-region svg:x="2.137cm" svg:y="2.337cm" svg:width="11.029cm" svg:height="4.861cm"/>
          <chart:axis chart:dimension="x" chart:name="primary-x" chart:style-name="ch6">
            <chart:title svg:x="6.212cm" svg:y="8.025cm" chart:style-name="ch7">
              <text:p>Loss Probability </text:p>
            </chart:title>
            <chart:grid chart:style-name="ch8" chart:class="major"/>
          </chart:axis>
          <chart:axis chart:dimension="y" chart:name="primary-y" chart:style-name="ch6">
            <chart:title svg:x="0.451cm" svg:y="7.443cm" chart:style-name="ch9">
              <text:p>Packets Received by Application </text:p>
            </chart:title>
            <chart:grid chart:style-name="ch8" chart:class="major"/>
          </chart:axis>
          <chart:series chart:style-name="ch10" chart:values-cell-range-address="Sheet1.B18:Sheet1.B22" chart:label-cell-address="Sheet1.B17:Sheet1.B17" chart:class="chart:scatter">
            <chart:domain table:cell-range-address="Sheet1.A18:Sheet1.A22"/>
            <chart:data-point chart:repeated="5"/>
          </chart:series>
          <chart:series chart:style-name="ch11" chart:values-cell-range-address="Sheet1.C18:Sheet1.C22" chart:label-cell-address="Sheet1.C17:Sheet1.C17" chart:class="chart:scatter">
            <chart:data-point chart:repeated="5"/>
          </chart:series>
          <chart:series chart:style-name="ch12" chart:values-cell-range-address="Sheet1.D18:Sheet1.D22" chart:label-cell-address="Sheet1.D17:Sheet1.D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17:Sheet1.B17</svg:desc>
                </draw:g>
              </table:table-cell>
              <table:table-cell office:value-type="string">
                <text:p>GBN</text:p>
                <draw:g>
                  <svg:desc>Sheet1.C17:Sheet1.C17</svg:desc>
                </draw:g>
              </table:table-cell>
              <table:table-cell office:value-type="string">
                <text:p>SR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8:Sheet1.A22</svg:desc>
                </draw:g>
              </table:table-cell>
              <table:table-cell office:value-type="float" office:value="998.7">
                <text:p>998.7</text:p>
                <draw:g>
                  <svg:desc>Sheet1.B18:Sheet1.B22</svg:desc>
                </draw:g>
              </table:table-cell>
              <table:table-cell office:value-type="float" office:value="999">
                <text:p>999</text:p>
                <draw:g>
                  <svg:desc>Sheet1.C18:Sheet1.C22</svg:desc>
                </draw:g>
              </table:table-cell>
              <table:table-cell office:value-type="float" office:value="999">
                <text:p>999</text:p>
                <draw:g>
                  <svg:desc>Sheet1.D18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998.8">
                <text:p>998.8</text:p>
              </table:table-cell>
              <table:table-cell office:value-type="float" office:value="998.777777777778">
                <text:p>998.777777777778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874">
                <text:p>874</text:p>
              </table:table-cell>
              <table:table-cell office:value-type="float" office:value="998.9">
                <text:p>998.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95.4">
                <text:p>395.4</text:p>
              </table:table-cell>
              <table:table-cell office:value-type="float" office:value="634.1">
                <text:p>634.1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.8">
                <text:p>97.8</text:p>
              </table:table-cell>
              <table:table-cell office:value-type="float" office:value="107.3">
                <text:p>107.3</text:p>
              </table:table-cell>
              <table:table-cell office:value-type="float" office:value="912.4">
                <text:p>912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